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0.45cm" fo:min-width="0.5cm"/>
      <style:paragraph-properties style:writing-mode="lr-tb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0.45cm" fo:min-width="0.5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0.45cm" fo:min-width="0.5cm"/>
    </style:style>
    <style:style style:name="gr4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2a6099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00a93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ff0000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a933" draw:marker-start-width="0.359cm" draw:marker-end="Circle" draw:marker-end-width="0.359cm" draw:fill="solid" draw:fill-color="#00a933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2a6099" draw:marker-start-width="0.359cm" draw:marker-end="Circle" draw:marker-end-width="0.359cm" draw:fill="solid" draw:fill-color="#00a933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0.45cm" fo:min-width="0cm"/>
    </style:style>
    <style:style style:name="gr11" style:family="graphic" style:parent-style-name="standard">
      <style:graphic-properties draw:stroke="none" svg:stroke-width="0cm" svg:stroke-color="#000000" draw:fill="hatch" draw:fill-hatch-name="Hatching_20_2" draw:fill-hatch-solid="false" style:repeat="repeat" draw:textarea-horizontal-align="justify" draw:textarea-vertical-align="middle" draw:auto-grow-height="false" fo:min-height="0.386cm" fo:min-width="0cm"/>
    </style:style>
    <style:style style:name="gr12" style:family="graphic" style:parent-style-name="standard">
      <style:graphic-properties draw:stroke="none" svg:stroke-width="0cm" svg:stroke-color="#000000" draw:fill="solid" draw:fill-color="#ffffff" style:repeat="repeat" draw:textarea-horizontal-align="justify" draw:textarea-vertical-align="middle" draw:auto-grow-height="false" fo:min-height="0.386cm" fo:min-width="0cm"/>
    </style:style>
    <style:style style:name="gr1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cm" svg:stroke-color="#000000" draw:fill="solid" draw:fill-color="#ddddd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ff0000" draw:marker-start-width="0.358cm" draw:marker-end="Circle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00a933" draw:marker-start-width="0.358cm" draw:marker-end="Circle" draw:marker-end-width="0.3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2a6099" draw:marker-start-width="0.358cm" draw:marker-end="Circle" draw:marker-end-width="0.358cm" draw:fill="solid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draw:marker-start="Short_20_line_20_Arrow" draw:marker-end="Short_20_line_20_Arrow" draw:fill="solid" draw:textarea-vertical-align="middle"/>
    </style:style>
    <style:style style:name="gr20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2a6099" draw:marker-start-width="0.359cm" draw:marker-end="Arrow" draw:marker-end-width="0.3cm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25cm" fo:min-width="0.725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00a933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hatch" draw:fill-hatch-name="Hatching_20_2" draw:fill-hatch-solid="false" style:repeat="repeat"/>
      <style:paragraph-properties fo:text-align="center"/>
    </style:style>
    <style:style style:name="P8" style:family="paragraph">
      <loext:graphic-properties draw:fill="solid" draw:fill-color="#ffffff" style:repeat="repeat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color="#ffffff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color="#ff0000" fo:font-size="18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color="#ff0000" fo:font-size="18pt" fo:font-weight="bold" style:font-size-asian="22pt" style:font-weight-asian="bold" style:font-size-complex="22pt" style:font-weight-complex="bold"/>
    </style:style>
    <style:style style:name="P15" style:family="paragraph">
      <style:text-properties fo:color="#00a933" fo:font-size="18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color="#00a933" fo:font-size="18pt" fo:font-weight="bold" style:font-size-asian="22pt" style:font-weight-asian="bold" style:font-size-complex="22pt" style:font-weight-complex="bold"/>
    </style:style>
    <style:style style:name="P17" style:family="paragraph">
      <style:text-properties fo:color="#2a6099" fo:font-size="18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fo:color="#2a6099" fo:font-size="18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ffff00"/>
      <style:paragraph-properties fo:text-align="center"/>
    </style:style>
    <style:style style:name="T1" style:family="text">
      <style:text-properties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2" style:family="text">
      <style:text-properties style:font-name="Liberation Sans1" fo:font-weight="bold" style:font-name-asian="Liberation Sans1" style:font-size-asian="22pt" style:font-weight-asian="bold" style:font-name-complex="Liberation Sans1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.1cm" draw:transform="rotate (-1.5707963267949) translate (15.1cm 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2.1cm" draw:transform="rotate (-1.5707963267949) translate (15.1cm 8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cm" svg:height="2.1cm" draw:transform="rotate (-1.5707963267949) translate (15.1cm 11.0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3cm" svg:y1="5.5cm" svg:x2="13cm" svg:y2="5.5cm">
          <text:p/>
        </draw:line>
        <draw:line draw:style-name="gr5" draw:text-style-name="P4" draw:layer="layout" svg:x1="3cm" svg:y1="6.6cm" svg:x2="13cm" svg:y2="6.6cm">
          <text:p/>
        </draw:line>
        <draw:line draw:style-name="gr6" draw:text-style-name="P4" draw:layer="layout" svg:x1="3cm" svg:y1="6cm" svg:x2="13cm" svg:y2="6cm">
          <text:p/>
        </draw:line>
        <draw:line draw:style-name="gr4" draw:text-style-name="P4" draw:layer="layout" svg:x1="3cm" svg:y1="8.5cm" svg:x2="13cm" svg:y2="8.5cm">
          <text:p/>
        </draw:line>
        <draw:line draw:style-name="gr5" draw:text-style-name="P4" draw:layer="layout" svg:x1="3cm" svg:y1="9.6cm" svg:x2="13cm" svg:y2="9.6cm">
          <text:p/>
        </draw:line>
        <draw:line draw:style-name="gr6" draw:text-style-name="P4" draw:layer="layout" svg:x1="3cm" svg:y1="9cm" svg:x2="13cm" svg:y2="9cm">
          <text:p/>
        </draw:line>
        <draw:line draw:style-name="gr4" draw:text-style-name="P4" draw:layer="layout" svg:x1="3cm" svg:y1="11.5cm" svg:x2="13cm" svg:y2="11.5cm">
          <text:p/>
        </draw:line>
        <draw:line draw:style-name="gr5" draw:text-style-name="P4" draw:layer="layout" svg:x1="3cm" svg:y1="12.6cm" svg:x2="13cm" svg:y2="12.6cm">
          <text:p/>
        </draw:line>
        <draw:line draw:style-name="gr6" draw:text-style-name="P4" draw:layer="layout" svg:x1="3cm" svg:y1="12cm" svg:x2="13cm" svg:y2="12cm">
          <text:p/>
        </draw:line>
        <draw:line draw:style-name="gr7" draw:text-style-name="P4" draw:layer="layout" svg:x1="3.6cm" svg:y1="3.174cm" svg:x2="3.6cm" svg:y2="11.674cm">
          <text:p/>
        </draw:line>
        <draw:line draw:style-name="gr7" draw:text-style-name="P4" draw:layer="layout" svg:x1="3.6cm" svg:y1="3.2cm" svg:x2="3.6cm" svg:y2="8.648cm">
          <text:p/>
        </draw:line>
        <draw:line draw:style-name="gr7" draw:text-style-name="P4" draw:layer="layout" svg:x1="3.6cm" svg:y1="3.2cm" svg:x2="3.6cm" svg:y2="5.67cm">
          <text:p/>
        </draw:line>
        <draw:line draw:style-name="gr8" draw:text-style-name="P5" draw:layer="layout" svg:x1="4.3cm" svg:y1="3.2cm" svg:x2="4.3cm" svg:y2="12.196cm">
          <text:p/>
        </draw:line>
        <draw:line draw:style-name="gr8" draw:text-style-name="P5" draw:layer="layout" svg:x1="4.3cm" svg:y1="3.2cm" svg:x2="4.3cm" svg:y2="9.17cm">
          <text:p/>
        </draw:line>
        <draw:line draw:style-name="gr8" draw:text-style-name="P5" draw:layer="layout" svg:x1="4.3cm" svg:y1="3.2cm" svg:x2="4.3cm" svg:y2="6.192cm">
          <text:p/>
        </draw:line>
        <draw:line draw:style-name="gr9" draw:text-style-name="P5" draw:layer="layout" svg:x1="4.97cm" svg:y1="3.2cm" svg:x2="4.97cm" svg:y2="12.792cm">
          <text:p/>
        </draw:line>
        <draw:line draw:style-name="gr9" draw:text-style-name="P5" draw:layer="layout" svg:x1="4.97cm" svg:y1="3.2cm" svg:x2="4.97cm" svg:y2="9.766cm">
          <text:p/>
        </draw:line>
        <draw:line draw:style-name="gr9" draw:text-style-name="P5" draw:layer="layout" svg:x1="4.97cm" svg:y1="3.2cm" svg:x2="4.97cm" svg:y2="6.788cm">
          <text:p/>
        </draw:line>
        <draw:g>
          <draw:custom-shape draw:style-name="gr10" draw:text-style-name="P6" draw:layer="layout" svg:width="0.3cm" svg:height="0.7cm" svg:x="11.5cm" svg:y="5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1.58cm" svg:y="5.7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1.629cm" svg:y="5.7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65cm" svg:y1="5.732cm" svg:x2="11.65cm" svg:y2="6.368cm">
            <text:p/>
          </draw:line>
          <draw:custom-shape draw:style-name="gr14" draw:text-style-name="P10" draw:layer="layout" svg:width="0.219cm" svg:height="0.064cm" svg:x="11.54cm" svg:y="6.1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05cm" svg:height="0.7cm" svg:x="11cm" svg:y="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1cm" svg:height="0.636cm" svg:x="11.082cm" svg:y="5.0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2cm" svg:height="0.636cm" svg:x="11.131cm" svg:y="5.0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152cm" svg:y1="5.032cm" svg:x2="11.152cm" svg:y2="5.668cm">
            <text:p/>
          </draw:line>
          <draw:custom-shape draw:style-name="gr14" draw:text-style-name="P10" draw:layer="layout" svg:width="0.223cm" svg:height="0.064cm" svg:x="11.04cm" svg:y="5.113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2" draw:layer="layout" svg:width="0.968cm" svg:height="1.119cm" svg:x="13.104cm" svg:y="5.4cm">
          <draw:text-box>
            <text:p text:style-name="P11"><text:span text:style-name="T1">Ʃ</text:span></text:p>
          </draw:text-box>
        </draw:frame>
        <draw:frame draw:style-name="gr15" draw:text-style-name="P12" draw:layer="layout" svg:width="0.968cm" svg:height="1.119cm" svg:x="13.104cm" svg:y="8.401cm">
          <draw:text-box>
            <text:p text:style-name="P11"><text:span text:style-name="T1">Ʃ</text:span></text:p>
          </draw:text-box>
        </draw:frame>
        <draw:frame draw:style-name="gr15" draw:text-style-name="P12" draw:layer="layout" svg:width="0.968cm" svg:height="1.119cm" svg:x="13.104cm" svg:y="11.402cm">
          <draw:text-box>
            <text:p text:style-name="P11"><text:span text:style-name="T1">Ʃ</text:span></text:p>
          </draw:text-box>
        </draw:frame>
        <draw:frame draw:style-name="gr15" draw:text-style-name="P14" draw:layer="layout" svg:width="0.959cm" svg:height="0.962cm" svg:x="3.104cm" svg:y="2.101cm">
          <draw:text-box>
            <text:p text:style-name="P13"><text:span text:style-name="T2">R</text:span></text:p>
          </draw:text-box>
        </draw:frame>
        <draw:frame draw:style-name="gr15" draw:text-style-name="P16" draw:layer="layout" svg:width="0.997cm" svg:height="0.962cm" svg:x="3.805cm" svg:y="2.101cm">
          <draw:text-box>
            <text:p text:style-name="P15"><text:span text:style-name="T2">G</text:span></text:p>
          </draw:text-box>
        </draw:frame>
        <draw:frame draw:style-name="gr15" draw:text-style-name="P14" draw:layer="layout" svg:width="0.959cm" svg:height="0.962cm" svg:x="3.105cm" svg:y="2.101cm">
          <draw:text-box>
            <text:p text:style-name="P13"><text:span text:style-name="T2">R</text:span></text:p>
          </draw:text-box>
        </draw:frame>
        <draw:frame draw:style-name="gr15" draw:text-style-name="P18" draw:layer="layout" svg:width="0.959cm" svg:height="0.962cm" svg:x="4.506cm" svg:y="2.101cm">
          <draw:text-box>
            <text:p text:style-name="P17"><text:span text:style-name="T2">B</text:span></text:p>
          </draw:text-box>
        </draw:frame>
        <draw:g>
          <draw:custom-shape draw:style-name="gr10" draw:text-style-name="P6" draw:layer="layout" svg:width="0.3cm" svg:height="0.7cm" svg:x="12cm" svg:y="6.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2.08cm" svg:y="6.3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2.129cm" svg:y="6.3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2.15cm" svg:y1="6.332cm" svg:x2="12.15cm" svg:y2="6.968cm">
            <text:p/>
          </draw:line>
          <draw:custom-shape draw:style-name="gr14" draw:text-style-name="P10" draw:layer="layout" svg:width="0.219cm" svg:height="0.064cm" svg:x="12.04cm" svg:y="6.7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05cm" svg:height="0.7cm" svg:x="11cm" svg:y="8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1cm" svg:height="0.636cm" svg:x="11.082cm" svg:y="8.1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2cm" svg:height="0.636cm" svg:x="11.131cm" svg:y="8.1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152cm" svg:y1="8.132cm" svg:x2="11.152cm" svg:y2="8.768cm">
            <text:p/>
          </draw:line>
          <draw:custom-shape draw:style-name="gr14" draw:text-style-name="P10" draw:layer="layout" svg:width="0.223cm" svg:height="0.064cm" svg:x="11.04cm" svg:y="8.5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2cm" svg:y="9.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2.08cm" svg:y="9.3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2.129cm" svg:y="9.3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2.15cm" svg:y1="9.332cm" svg:x2="12.15cm" svg:y2="9.968cm">
            <text:p/>
          </draw:line>
          <draw:custom-shape draw:style-name="gr14" draw:text-style-name="P10" draw:layer="layout" svg:width="0.219cm" svg:height="0.064cm" svg:x="12.04cm" svg:y="9.7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1.5cm" svg:y="8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1.58cm" svg:y="8.7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1.629cm" svg:y="8.7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65cm" svg:y1="8.732cm" svg:x2="11.65cm" svg:y2="9.368cm">
            <text:p/>
          </draw:line>
          <draw:custom-shape draw:style-name="gr14" draw:text-style-name="P10" draw:layer="layout" svg:width="0.219cm" svg:height="0.064cm" svg:x="11.54cm" svg:y="8.8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1cm" svg:y="11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1.08cm" svg:y="11.1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1.129cm" svg:y="11.1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15cm" svg:y1="11.132cm" svg:x2="11.15cm" svg:y2="11.768cm">
            <text:p/>
          </draw:line>
          <draw:custom-shape draw:style-name="gr14" draw:text-style-name="P10" draw:layer="layout" svg:width="0.219cm" svg:height="0.064cm" svg:x="11.04cm" svg:y="11.5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1.5cm" svg:y="11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1.58cm" svg:y="11.7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1.629cm" svg:y="11.7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1.65cm" svg:y1="11.732cm" svg:x2="11.65cm" svg:y2="12.368cm">
            <text:p/>
          </draw:line>
          <draw:custom-shape draw:style-name="gr14" draw:text-style-name="P10" draw:layer="layout" svg:width="0.219cm" svg:height="0.064cm" svg:x="11.54cm" svg:y="12.1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0.3cm" svg:height="0.7cm" svg:x="12cm" svg:y="12.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14cm" svg:height="0.636cm" svg:x="12.08cm" svg:y="12.2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041cm" svg:height="0.636cm" svg:x="12.129cm" svg:y="12.21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9" draw:layer="layout" svg:x1="12.15cm" svg:y1="12.232cm" svg:x2="12.15cm" svg:y2="12.868cm">
            <text:p/>
          </draw:line>
          <draw:custom-shape draw:style-name="gr14" draw:text-style-name="P10" draw:layer="layout" svg:width="0.219cm" svg:height="0.064cm" svg:x="12.04cm" svg:y="12.31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4" draw:layer="layout" svg:x1="15cm" svg:y1="6cm" svg:x2="16.5cm" svg:y2="6cm">
          <text:p/>
        </draw:line>
        <draw:line draw:style-name="gr17" draw:text-style-name="P4" draw:layer="layout" svg:x1="14.974cm" svg:y1="9cm" svg:x2="16.474cm" svg:y2="9cm">
          <text:p/>
        </draw:line>
        <draw:line draw:style-name="gr18" draw:text-style-name="P4" draw:layer="layout" svg:x1="14.948cm" svg:y1="12cm" svg:x2="16.448cm" svg:y2="12cm">
          <text:p/>
        </draw:line>
      </draw:page>
      <draw:page draw:name="page2" draw:style-name="dp1" draw:master-page-name="Default">
        <draw:line draw:style-name="gr19" draw:text-style-name="P4" draw:layer="layout" svg:x1="6.1cm" svg:y1="6cm" svg:x2="6.1cm" svg:y2="12cm">
          <text:p/>
        </draw:line>
        <draw:line draw:style-name="gr19" draw:text-style-name="P4" draw:layer="layout" svg:x1="3.1cm" svg:y1="9cm" svg:x2="9.2cm" svg:y2="9cm">
          <text:p/>
        </draw:line>
        <draw:line draw:style-name="gr19" draw:text-style-name="P4" draw:layer="layout" svg:x1="4.2cm" svg:y1="10.9cm" svg:x2="8.2cm" svg:y2="6.9cm">
          <text:p/>
        </draw:line>
        <draw:line draw:style-name="gr20" draw:text-style-name="P4" draw:layer="layout" svg:x1="6.1cm" svg:y1="9cm" svg:x2="7.5cm" svg:y2="10cm">
          <text:p/>
        </draw:line>
        <draw:line draw:style-name="gr21" draw:text-style-name="P4" draw:layer="layout" svg:x1="6.074cm" svg:y1="8.974cm" svg:x2="6.9cm" svg:y2="7.1cm">
          <text:p/>
        </draw:line>
        <draw:line draw:style-name="gr22" draw:text-style-name="P4" draw:layer="layout" svg:x1="6.074cm" svg:y1="8.974cm" svg:x2="7.7cm" svg:y2="7.9cm">
          <text:p/>
        </draw:line>
        <draw:line draw:style-name="gr19" draw:text-style-name="P4" draw:layer="layout" svg:x1="14.5cm" svg:y1="6cm" svg:x2="14.5cm" svg:y2="12cm">
          <text:p/>
        </draw:line>
        <draw:line draw:style-name="gr19" draw:text-style-name="P4" draw:layer="layout" svg:x1="11.5cm" svg:y1="9cm" svg:x2="17.6cm" svg:y2="9cm">
          <text:p/>
        </draw:line>
        <draw:line draw:style-name="gr20" draw:text-style-name="P4" draw:layer="layout" svg:x1="14.5cm" svg:y1="9cm" svg:x2="16.2cm" svg:y2="9.5cm">
          <text:p/>
        </draw:line>
        <draw:line draw:style-name="gr21" draw:text-style-name="P4" draw:layer="layout" svg:x1="14.474cm" svg:y1="8.974cm" svg:x2="15cm" svg:y2="6.9cm">
          <text:p/>
        </draw:line>
        <draw:line draw:style-name="gr22" draw:text-style-name="P4" draw:layer="layout" svg:x1="14.474cm" svg:y1="8.974cm" svg:x2="16.4cm" svg:y2="8.2cm">
          <text:p/>
        </draw:line>
        <draw:line draw:style-name="gr19" draw:text-style-name="P4" draw:layer="layout" svg:x1="12.6cm" svg:y1="10.9cm" svg:x2="16.6cm" svg:y2="6.9cm">
          <text:p/>
        </draw:line>
        <draw:custom-shape draw:style-name="gr23" draw:text-style-name="P19" draw:layer="layout" svg:width="1.4cm" svg:height="1cm" svg:x="9.7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000000" draw:distance="0.3cm" draw:rotation="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0:08:05.897609621</meta:creation-date>
    <meta:generator>LibreOffice/6.3.6.2$Linux_X86_64 LibreOffice_project/30$Build-2</meta:generator>
    <dc:date>2020-11-17T21:11:19.549379141</dc:date>
    <meta:editing-duration>PT29M20S</meta:editing-duration>
    <meta:editing-cycles>3</meta:editing-cycles>
    <meta:document-statistic meta:object-count="98"/>
  </office:meta>
</office:document-meta>
</file>